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m_rquadr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SQ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latz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SKM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5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wYork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F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_KM_1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HM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2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F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40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1 <text:s/>- <text:s/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_KM_35</text:p>
          </table:table-cell>
        </table:table-row>
      </table:table>
      <table:named-expressions/>
      <table:database-ranges>
        <table:database-range table:name="__Anonymous_Sheet_DB__0" table:target-range-address="lm_rquadrat.A1:lm_rquadrat.E401" table:display-filter-buttons="true">
          <table:filter>
            <table:filter-and>
              <table:filter-condition table:value="W" table:operator="=" table:field-number="3"/>
            </table:filter-and>
          </table:filter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.00.0000</text:date>, <text:time style:data-style-name="N2" text:time-value="17:11:57.32030091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date>2022-01-12T18:04:37.697538283</dc:date>
    <meta:editing-duration>PT56M36S</meta:editing-duration>
    <meta:editing-cycles>6</meta:editing-cycles>
    <meta:document-statistic meta:table-count="1" meta:cell-count="2005" meta:object-count="0"/>
  </office:meta>
</office:document-meta>
</file>